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6.6743in"/>
    </style:style>
    <style:style style:name="Table1.A1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ebd6a" officeooo:paragraph-rsid="001ebd6a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ebd6a" officeooo:paragraph-rsid="001ebd6a"/>
    </style:style>
    <style:style style:name="P6" style:family="paragraph" style:parent-style-name="Standard">
      <style:text-properties fo:font-weight="bold" officeooo:rsid="001ebd6a" officeooo:paragraph-rsid="001ebd6a" style:font-weight-asian="bold" style:font-weight-complex="bold"/>
    </style:style>
    <style:style style:name="P7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1pt" fo:letter-spacing="normal" fo:font-style="normal" fo:font-weight="normal" officeooo:paragraph-rsid="001ebd6a" style:font-size-asian="11pt" style:font-size-complex="11pt"/>
    </style:style>
    <style:style style:name="P9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P10" style:family="paragraph" style:parent-style-name="Text_20_body" style:list-style-name="L1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2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2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  <style:text-properties fo:font-variant="normal" fo:text-transform="none" fo:color="#000000" style:font-name="Liberation Serif" fo:font-size="11pt" fo:letter-spacing="normal" fo:font-style="normal" fo:font-weight="normal" officeooo:paragraph-rsid="001ebd6a" style:font-size-asian="11pt" style:font-size-complex="11pt"/>
    </style:style>
    <style:style style:name="P13" style:family="paragraph" style:parent-style-name="Text_20_body" style:list-style-name="L3">
      <style:paragraph-properties fo:margin-top="0in" fo:margin-bottom="0.052in" loext:contextual-spacing="false" style:line-height-at-least="0.25in" fo:orphans="2" fo:widows="2" fo:padding="0in" fo:border="none"/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P14" style:family="paragraph" style:parent-style-name="Text_20_body" style:list-style-name="L2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</style:style>
    <style:style style:name="P15" style:family="paragraph" style:parent-style-name="Text_20_body" style:list-style-name="L1">
      <style:paragraph-properties fo:margin-top="0in" fo:margin-bottom="0.052in" loext:contextual-spacing="false" style:line-height-at-least="0.25in" fo:text-align="justify" style:justify-single-word="false" fo:orphans="2" fo:widows="2" fo:padding="0in" fo:border="none"/>
    </style:style>
    <style:style style:name="P16" style:family="paragraph" style:parent-style-name="Table_20_Contents">
      <style:paragraph-properties fo:line-height="142%"/>
    </style:style>
    <style:style style:name="P17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/>
    </style:style>
    <style:style style:name="P18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</style:style>
    <style:style style:name="P19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officeooo:paragraph-rsid="001ebd6a"/>
    </style:style>
    <style:style style:name="P20" style:family="paragraph" style:parent-style-name="Heading_20_2">
      <style:text-properties fo:font-variant="normal" fo:text-transform="none" fo:color="#121214" style:font-name="Liberation Serif" fo:font-size="11pt" fo:letter-spacing="-0.0102in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Heading_20_2">
      <style:text-properties fo:font-variant="normal" fo:text-transform="none" fo:color="#121214" style:font-name="Liberation Serif" fo:font-size="15pt" fo:letter-spacing="-0.0102in" fo:font-style="normal" fo:font-weight="bold" style:font-size-asian="15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13131" style:text-line-through-style="none" style:text-line-through-type="none" fo:font-size="11.25pt" style:text-underline-style="none" fo:font-weight="bold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size-complex="11pt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Introduction</text:p>
      <text:p text:style-name="P2"/>
      <text:p text:style-name="P7">The <text:span text:style-name="T1">java.util.Collections</text:span> class consists exclusively of static methods that operate on or return collections.Following are the important points about Collections:</text:p>
      <text:list xml:id="list3299644333309228053" text:style-name="L1">
        <text:list-item>
          <text:p text:style-name="P10">It contains polymorphic algorithms that operate on collections, "wrappers", which return a new collection backed by a specified collection.</text:p>
        </text:list-item>
        <text:list-item>
          <text:p text:style-name="P15"><text:span text:style-name="T5">The methods of this class all throw a NullPointerException if the collections or class objects provided to them are null.</text:span></text:p>
        </text:list-item>
      </text:list>
      <text:h text:style-name="P20" text:outline-level="2">Field</text:h>
      <text:p text:style-name="P8">Following are the fields for <text:span text:style-name="T1">java.util.Collections</text:span> class:</text:p>
      <text:list xml:id="list663953117229518271" text:style-name="L2">
        <text:list-header>
          <text:p text:style-name="P12"><text:span text:style-name="T1">static List EMPTY_LIST</text:span> -- This is the empty list (immutable).</text:p>
          <text:p text:style-name="P11"><text:span text:style-name="T1">static Map EMPTY_MAP</text:span> -- This is the empty map (immutable).</text:p>
          <text:p text:style-name="P14"><text:span text:style-name="T4">static Set EMPTY_SET</text:span><text:span text:style-name="T5"> -- This is the empty set (immutable).</text:span></text:p>
        </text:list-header>
      </text:list>
      <text:p text:style-name="Standard"/>
      <text:p text:style-name="Standard"/>
      <text:p text:style-name="P5"><text:span text:style-name="T2">Class declaration:</text:span></text:p>
      <text:p text:style-name="P5"><text:span text:style-name="T2"/></text:p>
      <text:p text:style-name="P5">class Collections extends Object</text:p>
      <text:p text:style-name="Standard"/>
      <text:p text:style-name="P6">Method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8"><text:a xlink:type="simple" xlink:href="https://www.tutorialspoint.com/java/util/collections_addall.htm" text:style-name="Internet_20_link" text:visited-style-name="Visited_20_Internet_20_Link"><text:span text:style-name="T3">static &lt;T&gt; boolean addAll(Collection&lt;? super T&gt; c, T... elements)</text:span></text:a></text:p>
            <text:p text:style-name="P17">This method adds all of the specified elements to the specified collection.</text:p>
          </table:table-cell>
        </table:table-row>
        <table:table-row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8"><text:a xlink:type="simple" xlink:href="https://www.tutorialspoint.com/java/util/collections_aslifoqueue.htm" text:style-name="Internet_20_link" text:visited-style-name="Visited_20_Internet_20_Link"><text:span text:style-name="T3">static &lt;T&gt; Queue&lt;T&gt; asLifoQueue(Deque&lt;T&gt; deque)</text:span></text:a></text:p>
            <text:p text:style-name="P17">This method returns a view of a Deque as a Last-in-first-out (Lifo) Queue.</text:p>
          </table:table-cell>
        </table:table-row>
        <table:table-row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8"><text:a xlink:type="simple" xlink:href="https://www.tutorialspoint.com/java/util/collections_binarysearch_comparable.htm" text:style-name="Internet_20_link" text:visited-style-name="Visited_20_Internet_20_Link"><text:span text:style-name="T3">static &lt;T&gt; int binarySearch(List&lt;? extends Comparable&lt;? super T&gt;&gt; list, T key)</text:span></text:a></text:p>
            <text:p text:style-name="P17">This method searches the specified list for the specified object using the binary search algorithm.</text:p>
          </table:table-cell>
        </table:table-row>
        <table:table-row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8"><text:a xlink:type="simple" xlink:href="https://www.tutorialspoint.com/java/util/collections_binarysearch_comparator.htm" text:style-name="Internet_20_link" text:visited-style-name="Visited_20_Internet_20_Link"><text:span text:style-name="T3">static &lt;T&gt; int binarySearch(List&lt;? extends T&gt; list, T key, Comparator&lt;? super T&lt; c)</text:span></text:a><text:soft-page-break/></text:p>
            <text:p text:style-name="P17">This method searches the specified list for the specified object using the binary search algorithm.</text:p>
          </table:table-cell>
        </table:table-row>
        <table:table-row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8"><text:a xlink:type="simple" xlink:href="https://www.tutorialspoint.com/java/util/collections_checkedcollection.htm" text:style-name="Internet_20_link" text:visited-style-name="Visited_20_Internet_20_Link"><text:span text:style-name="T3">static &lt;E&gt; Collection&lt;E&gt; checkedCollection(Collection&lt;E&gt; c, Class&lt;E&gt; type)</text:span></text:a></text:p>
            <text:p text:style-name="P17">This method returns a dynamically typesafe view of the specified collection.</text:p>
          </table:table-cell>
        </table:table-row>
        <table:table-row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8"><text:a xlink:type="simple" xlink:href="https://www.tutorialspoint.com/java/util/collections_chechkedlist.htm" text:style-name="Internet_20_link" text:visited-style-name="Visited_20_Internet_20_Link"><text:span text:style-name="T3">static &lt;E&gt; List&lt;E&gt; checkedList(List&lt;E&gt; list, Class&lt;E&gt; type)</text:span></text:a></text:p>
            <text:p text:style-name="P17">This method returns a dynamically typesafe view of the specified list.</text:p>
          </table:table-cell>
        </table:table-row>
        <table:table-row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8"><text:a xlink:type="simple" xlink:href="https://www.tutorialspoint.com/java/util/collections_checkedmap.htm" text:style-name="Internet_20_link" text:visited-style-name="Visited_20_Internet_20_Link"><text:span text:style-name="T3">static &lt;K,V&gt; Map&lt;K,V&gt; checkedMap(Map&lt;K,V&gt; m, Class&lt;K&gt; keyType, Class&lt;V&gt; valueType)</text:span></text:a></text:p>
            <text:p text:style-name="P17">This method returns a dynamically typesafe view of the specified map.</text:p>
          </table:table-cell>
        </table:table-row>
        <table:table-row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8"><text:a xlink:type="simple" xlink:href="https://www.tutorialspoint.com/java/util/collections_checkedset.htm" text:style-name="Internet_20_link" text:visited-style-name="Visited_20_Internet_20_Link"><text:span text:style-name="T3">static &lt;E&gt; Set&lt;E&gt; checkedSet(Set&lt;E&gt; s, Class&lt;E&gt; type)</text:span></text:a></text:p>
            <text:p text:style-name="P17">This method returns a dynamically typesafe view of the specified set.</text:p>
          </table:table-cell>
        </table:table-row>
        <table:table-row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9"><text:a xlink:type="simple" xlink:href="https://www.tutorialspoint.com/java/util/collections_checkedsortedmap.htm" text:style-name="Internet_20_link" text:visited-style-name="Visited_20_Internet_20_Link"><text:span text:style-name="T3">static &lt;K,V&gt; SortedMap&lt;K,V&gt; checkedSortedMap(SortedMap&lt;K,V&gt; m, Class&lt;K&gt; keyType, Class&lt;V&gt; valueType)</text:span></text:a></text:p>
            <text:p text:style-name="P17">This method returns a dynamically typesafe view of the specified sorted map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checkedsortedset.htm" text:style-name="Internet_20_link" text:visited-style-name="Visited_20_Internet_20_Link"><text:span text:style-name="T3">static &lt;E&gt; SortedSet&lt;E&gt;checkedSortedSet(SortedSet&lt;E&gt; s, Class&lt;E&gt; type)</text:span></text:a></text:p>
            <text:p text:style-name="P17">This method returns a dynamically typesafe view of the specified sorted se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copy.htm" text:style-name="Internet_20_link" text:visited-style-name="Visited_20_Internet_20_Link"><text:span text:style-name="T3">static &lt;T&gt; void copy(List&lt;? super T&gt; dest, List&lt;? extends T&gt; src)</text:span></text:a></text:p>
            <text:p text:style-name="P17">This method copies all of the elements from one list into anothe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disjoint.htm" text:style-name="Internet_20_link" text:visited-style-name="Visited_20_Internet_20_Link"><text:span text:style-name="T3">static boolean disjoint(Collection&lt;?&gt; c1, Collection&lt;?&gt; c2)</text:span></text:a></text:p>
            <text:p text:style-name="P17"><text:soft-page-break/>This method returns true if the two specified collections have no elements in common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emptylist.htm" text:style-name="Internet_20_link" text:visited-style-name="Visited_20_Internet_20_Link"><text:span text:style-name="T3">static &lt;T&gt; List&lt;T&gt; emptyList()</text:span></text:a></text:p>
            <text:p text:style-name="P17">This method returns the empty list (immutable)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emptymap.htm" text:style-name="Internet_20_link" text:visited-style-name="Visited_20_Internet_20_Link"><text:span text:style-name="T3">static &lt;K,V&gt; Map&lt;K,V&gt; emptyMap()</text:span></text:a></text:p>
            <text:p text:style-name="P17">This method returns the empty map (immutable)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emptyset.htm" text:style-name="Internet_20_link" text:visited-style-name="Visited_20_Internet_20_Link"><text:span text:style-name="T3">static &lt;T&gt; Set&lt;T&gt; emptySet()</text:span></text:a></text:p>
            <text:p text:style-name="P17">This method returns the empty set (immutable)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enumeration.htm" text:style-name="Internet_20_link" text:visited-style-name="Visited_20_Internet_20_Link"><text:span text:style-name="T3">static &lt;T&gt; Enumeration&lt;T&gt; enumeration(Collection&lt;T&gt; c)</text:span></text:a></text:p>
            <text:p text:style-name="P17">This method returns an enumeration over the specified collection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fill.htm" text:style-name="Internet_20_link" text:visited-style-name="Visited_20_Internet_20_Link"><text:span text:style-name="T3">static &lt;T&gt; void fill(List&lt;? super T&gt; list, T obj)</text:span></text:a></text:p>
            <text:p text:style-name="P17">This method replaces all of the elements of the specified list with the specified elemen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frequency.htm" text:style-name="Internet_20_link" text:visited-style-name="Visited_20_Internet_20_Link"><text:span text:style-name="T3">static int frequency(Collection&lt;?&gt; c, Object o)</text:span></text:a></text:p>
            <text:p text:style-name="P17">This method returns the number of elements in the specified collection equal to the specified objec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indexofsublist.htm" text:style-name="Internet_20_link" text:visited-style-name="Visited_20_Internet_20_Link"><text:span text:style-name="T3">static int indexOfSubList(List&lt;?&gt; source, List&lt;?&gt; target)</text:span></text:a></text:p>
            <text:p text:style-name="P17">This method returns the starting position of the first occurrence of the specified target list within the specified source list, or -1 if there is no such occurrence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lastindexofsublist.htm" text:style-name="Internet_20_link" text:visited-style-name="Visited_20_Internet_20_Link"><text:span text:style-name="T3">static int lastIndexOfSubList(List&lt;?&gt; source, List&lt;?&gt; target)</text:span></text:a></text:p>
            <text:p text:style-name="P17">This method returns the starting position of the last occurrence of the specified target list within the <text:soft-page-break/>specified source list, or -1 if there is no such occurrence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list.htm" text:style-name="Internet_20_link" text:visited-style-name="Visited_20_Internet_20_Link"><text:span text:style-name="T3">static &lt;T&gt; ArrayList&lt;T&gt; list(Enumeration&lt;T&gt; e)</text:span></text:a></text:p>
            <text:p text:style-name="P17">This method returns an array list containing the elements returned by the specified enumeration in the order they are returned by the enumeration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max.htm" text:style-name="Internet_20_link" text:visited-style-name="Visited_20_Internet_20_Link"><text:span text:style-name="T3">static &lt;T extends Object &amp; Comparable&lt;? super T&gt; &gt;T max(Collection&lt;? extends T&gt; coll)</text:span></text:a></text:p>
            <text:p text:style-name="P17">This method returns the maximum element of the given collection, according to the natural ordering of its elements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max_comparator.htm" text:style-name="Internet_20_link" text:visited-style-name="Visited_20_Internet_20_Link"><text:span text:style-name="T3">static &lt;T&gt; T max(Collection&lt;? extends T&gt; coll, Comparator&lt;? super T&gt; comp)</text:span></text:a></text:p>
            <text:p text:style-name="P17">This method returns the maximum element of the given collection, according to the order induced by the specified comparato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min.htm" text:style-name="Internet_20_link" text:visited-style-name="Visited_20_Internet_20_Link"><text:span text:style-name="T3">static &lt;T extends Object &amp; Comparable&lt;? super T&gt;&gt;T min(Collection&lt;? extends T&gt; coll)</text:span></text:a></text:p>
            <text:p text:style-name="P17">This method Returns the minimum element of the given collection, according to the natural ordering of its elements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min_comparator.htm" text:style-name="Internet_20_link" text:visited-style-name="Visited_20_Internet_20_Link"><text:span text:style-name="T3">static &lt;T&gt; T min(Collection&lt;? extends T&gt; coll, Comparator&lt;? super T&gt; comp)</text:span></text:a></text:p>
            <text:p text:style-name="P17">This method returns the minimum element of the given collection, according to the order induced by the specified comparato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ncopies.htm" text:style-name="Internet_20_link" text:visited-style-name="Visited_20_Internet_20_Link"><text:span text:style-name="T3">static &lt;T&gt; List&lt;T&gt; nCopies(int n, T o)</text:span></text:a></text:p>
            <text:p text:style-name="P17">This method returns an immutable list consisting of n copies of the specified objec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newsetfrommap.htm" text:style-name="Internet_20_link" text:visited-style-name="Visited_20_Internet_20_Link"><text:span text:style-name="T3">static &lt;E&gt; Set&lt;E&gt; newSetFromMap(Map&lt;E,Boolean&gt; map)</text:span></text:a></text:p>
            <text:p text:style-name="P17">This method returns a set backed by the specified map.</text:p>
          </table:table-cell>
        </table:table-row>
        <text:soft-page-break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replaceall.htm" text:style-name="Internet_20_link" text:visited-style-name="Visited_20_Internet_20_Link"><text:span text:style-name="T3">static &lt;T&gt; boolean replaceAll(List&lt;T&gt; list, T oldVal, T newVal)</text:span></text:a></text:p>
            <text:p text:style-name="P17">This method replaces all occurrences of one specified value in a list with anothe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reverse.htm" text:style-name="Internet_20_link" text:visited-style-name="Visited_20_Internet_20_Link"><text:span text:style-name="T3">static void reverse(List&lt;?&gt; list)</text:span></text:a></text:p>
            <text:p text:style-name="P17">This method reverses the order of the elements in the specified lis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reverseorder.htm" text:style-name="Internet_20_link" text:visited-style-name="Visited_20_Internet_20_Link"><text:span text:style-name="T3">static &lt;T&gt; Comparator&lt;T&gt; reverseOrder()</text:span></text:a></text:p>
            <text:p text:style-name="P17">This method returns a comparator that imposes the reverse of the natural ordering on a collection of objects that implement the Comparable interface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reverseorder_comparator.htm" text:style-name="Internet_20_link" text:visited-style-name="Visited_20_Internet_20_Link"><text:span text:style-name="T3">static &lt;T&gt; Comparator&lt;T&gt; reverseOrder(Comparator&lt;T&gt; cmp)</text:span></text:a></text:p>
            <text:p text:style-name="P17">This method returns a comparator that imposes the reverse ordering of the specified comparato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rotate.htm" text:style-name="Internet_20_link" text:visited-style-name="Visited_20_Internet_20_Link"><text:span text:style-name="T3">static void rotate(List&lt;?&gt; list, int distance)</text:span></text:a></text:p>
            <text:p text:style-name="P17">This method rotates the elements in the specified list by the specified distance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huffle.htm" text:style-name="Internet_20_link" text:visited-style-name="Visited_20_Internet_20_Link"><text:span text:style-name="T3">static void shuffle(List&lt;?&gt; list)</text:span></text:a></text:p>
            <text:p text:style-name="P17">This method randomly permutes the specified list using a default source of randomness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huffle_random.htm" text:style-name="Internet_20_link" text:visited-style-name="Visited_20_Internet_20_Link"><text:span text:style-name="T3">static void shuffle(List&lt;?&gt; list, Random rnd)</text:span></text:a></text:p>
            <text:p text:style-name="P17">This method randomly permute the specified list using the specified source of randomness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ingleton.htm" text:style-name="Internet_20_link" text:visited-style-name="Visited_20_Internet_20_Link"><text:span text:style-name="T3">static &lt;T&gt; Set&lt;T&gt; singleton(T o)</text:span></text:a></text:p>
            <text:p text:style-name="P17">This method returns an immutable set containing only the specified objec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ingletonlist.htm" text:style-name="Internet_20_link" text:visited-style-name="Visited_20_Internet_20_Link"><text:span text:style-name="T3">static &lt;T&gt; List&lt;T&gt; singletonList(T o)</text:span></text:a></text:p>
            <text:p text:style-name="P17"><text:soft-page-break/>This method returns an immutable list containing only the specified objec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ingletonmap.htm" text:style-name="Internet_20_link" text:visited-style-name="Visited_20_Internet_20_Link"><text:span text:style-name="T3">static &lt;K,V&gt; Map&lt;K,V&gt; singletonMap(K key, V value)</text:span></text:a></text:p>
            <text:p text:style-name="P17">This method returns an immutable map, mapping only the specified key to the specified value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ort_comparable.htm" text:style-name="Internet_20_link" text:visited-style-name="Visited_20_Internet_20_Link"><text:span text:style-name="T3">static &lt;T extends Comparable&lt;? super T&gt;&gt; void sort(List&lt;T&gt; list)</text:span></text:a></text:p>
            <text:p text:style-name="P17">This method sorts the specified list into ascending order, according to the natural ordering of its elements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ort_comparator.htm" text:style-name="Internet_20_link" text:visited-style-name="Visited_20_Internet_20_Link"><text:span text:style-name="T3">static &lt;T&gt; void sort(List&lt;T&gt; list, Comparator&lt;? super T&gt; c)</text:span></text:a></text:p>
            <text:p text:style-name="P17">This method sorts the specified list according to the order induced by the specified comparator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wap.htm" text:style-name="Internet_20_link" text:visited-style-name="Visited_20_Internet_20_Link"><text:span text:style-name="T3">static void swap(List&lt;?&gt; list, int i, int j)</text:span></text:a></text:p>
            <text:p text:style-name="P17">This method swaps the elements at the specified positions in the specified lis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collection.htm" text:style-name="Internet_20_link" text:visited-style-name="Visited_20_Internet_20_Link"><text:span text:style-name="T3">static &lt;T&gt; Collection&lt;T&gt; synchronizedCollection(Collection&lt;T&gt; c)</text:span></text:a></text:p>
            <text:p text:style-name="P17">This method returns a synchronized (thread-safe) collection backed by the specified collection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list.htm" text:style-name="Internet_20_link" text:visited-style-name="Visited_20_Internet_20_Link"><text:span text:style-name="T3">static &lt;T&gt; List&lt;T&gt; synchronizedList(List&lt;T&gt; list)</text:span></text:a></text:p>
            <text:p text:style-name="P17">This method returns a synchronized (thread-safe) list backed by the specified lis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map.htm" text:style-name="Internet_20_link" text:visited-style-name="Visited_20_Internet_20_Link"><text:span text:style-name="T3">static &lt;K,V&gt; Map&lt;K,V&gt; synchronizedMap(Map&lt;K,V&gt; m)</text:span></text:a></text:p>
            <text:p text:style-name="P17">This method returns a synchronized (thread-safe) map backed by the specified map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set.htm" text:style-name="Internet_20_link" text:visited-style-name="Visited_20_Internet_20_Link"><text:span text:style-name="T3">static &lt;T&gt; Set&lt;T&gt; synchronizedSet(Set&lt;T&gt; s)</text:span></text:a></text:p>
            <text:p text:style-name="P17">This method returns a synchronized (thread-safe) set backed by the specified set.</text:p>
          </table:table-cell>
        </table:table-row>
        <text:soft-page-break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sortedmap.htm" text:style-name="Internet_20_link" text:visited-style-name="Visited_20_Internet_20_Link"><text:span text:style-name="T3">static &lt;K,V&gt; SortedMap&lt;K,V&gt; synchronizedSortedMap(SortedMap&lt;K,V&gt; m)</text:span></text:a></text:p>
            <text:p text:style-name="P17">This method returns a synchronized (thread-safe) sorted map backed by the specified sorted map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synchronizedsortedset.htm" text:style-name="Internet_20_link" text:visited-style-name="Visited_20_Internet_20_Link"><text:span text:style-name="T3">static &lt;T&gt; SortedSet&lt;T&gt; synchronizedSortedSet(SortedSet&lt;T&gt; s)</text:span></text:a></text:p>
            <text:p text:style-name="P17">This method returns a synchronized (thread-safe) sorted set backed by the specified sorted se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collection.htm" text:style-name="Internet_20_link" text:visited-style-name="Visited_20_Internet_20_Link"><text:span text:style-name="T3">static &lt;T&gt; Collection&lt;T&gt; unmodifiableCollection(Collection&lt;? extends T&gt; c)</text:span></text:a></text:p>
            <text:p text:style-name="P17">This method returns an unmodifiable view of the specified collection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list.htm" text:style-name="Internet_20_link" text:visited-style-name="Visited_20_Internet_20_Link"><text:span text:style-name="T3">static &lt;T&gt; List&lt;T&gt; unmodifiableList(List&lt;? extends T&gt; list)</text:span></text:a></text:p>
            <text:p text:style-name="P17">This method returns an unmodifiable view of the specified lis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map.htm" text:style-name="Internet_20_link" text:visited-style-name="Visited_20_Internet_20_Link"><text:span text:style-name="T3">static &lt;K,V&gt; Map&lt;K,V&gt; unmodifiableMap(Map&lt;? extends K,? extends V&gt; m)</text:span></text:a></text:p>
            <text:p text:style-name="P17">This method returns an unmodifiable view of the specified map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set.htm" text:style-name="Internet_20_link" text:visited-style-name="Visited_20_Internet_20_Link"><text:span text:style-name="T3">static &lt;T&gt; Set&lt;T&gt; unmodifiableSet(Set&lt;? extends T&gt; s)</text:span></text:a></text:p>
            <text:p text:style-name="P17">This method returns an unmodifiable view of the specified set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sortemap.htm" text:style-name="Internet_20_link" text:visited-style-name="Visited_20_Internet_20_Link"><text:span text:style-name="T3">static &lt;K,V&gt; SortedMap&lt;K,V&gt; unmodifiableSortedMap(SortedMap&lt;K,? extends V&gt; m)</text:span></text:a></text:p>
            <text:p text:style-name="P17">This method returns an unmodifiable view of the specified sorted map.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<text:a xlink:type="simple" xlink:href="https://www.tutorialspoint.com/java/util/collections_unmodifiablesortedset.htm" text:style-name="Internet_20_link" text:visited-style-name="Visited_20_Internet_20_Link"><text:span text:style-name="T3">static &lt;T&gt; SortedSet&lt;T&gt; unmodifiableSortedSet(SortedSet&lt;T&gt; s)</text:span></text:a></text:p>
            <text:p text:style-name="P17">This method returns an unmodifiable view of the specified sorted set.</text:p>
          </table:table-cell>
        </table:table-row>
      </table:table>
      <text:p text:style-name="Standard"/>
      <text:p text:style-name="Standard"/>
      <text:p text:style-name="Standard"/>
      <text:h text:style-name="P21" text:outline-level="2"><text:soft-page-break/>Methods inherited</text:h>
      <text:p text:style-name="P9">This class inherits methods from the following classes:</text:p>
      <text:list xml:id="list8538882022482589163" text:style-name="L3">
        <text:list-item>
          <text:p text:style-name="P13">java.util.Objec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8:32:53.070000000</meta:creation-date>
    <dc:date>2016-12-08T18:41:43.077000000</dc:date>
    <meta:editing-duration>PT8M50S</meta:editing-duration>
    <meta:editing-cycles>1</meta:editing-cycles>
    <meta:document-statistic meta:table-count="1" meta:image-count="0" meta:object-count="0" meta:page-count="8" meta:paragraph-count="128" meta:word-count="1201" meta:character-count="8329" meta:non-whitespace-character-count="7262"/>
    <meta:generator>LibreOffice/5.0.4.2$Windows_X86_64 LibreOffice_project/2b9802c1994aa0b7dc6079e128979269cf95bc78</meta:generator>
  </office:meta>
</office:document-meta>
</file>